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bike_5f_buyers">
      <style:table-properties table:display="true" style:writing-mode="lr-tb"/>
    </style:style>
    <style:style style:name="ta2" style:family="table" style:master-page-name="PageStyle_5f_Pivot_20_Table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ategory" style:data-style-name="N0"/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/>
    <style:style style:name="ce2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Corner">
      <style:table-cell-properties fo:border-bottom="none" fo:border-left="none" fo:border-right="none" fo:border-top="2.01pt solid #000000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0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33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5" style:family="table-cell" style:parent-style-name="Pivot_20_Table_20_Result" style:data-style-name="N0"/>
    <style:style style:name="ce3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ke_buyers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Home Owner</text:p>
          </table:table-cell>
          <table:table-cell table:style-name="ce1" office:value-type="string" calcext:value-type="string">
            <text:p>Cars</text:p>
          </table:table-cell>
          <table:table-cell table:style-name="ce1" office:value-type="string" calcext:value-type="string">
            <text:p>Commute Distanc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urchased Bike</text:p>
          </table:table-cell>
          <table:table-cell table:number-columns-repeated="1011"/>
        </table:table-row>
        <table:table-row table:style-name="ro1">
          <table:table-cell table:style-name="ce1" office:value-type="float" office:value="12496" calcext:value-type="float">
            <text:p>1249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107" calcext:value-type="float">
            <text:p>2410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177" calcext:value-type="float">
            <text:p>1417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381" calcext:value-type="float">
            <text:p>2438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97" calcext:value-type="float">
            <text:p>255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974" calcext:value-type="float">
            <text:p>2797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60000" calcext:value-type="float">
            <text:p>$1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364" calcext:value-type="float">
            <text:p>1936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155" calcext:value-type="float">
            <text:p>2215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280" calcext:value-type="float">
            <text:p>1928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173" calcext:value-type="float">
            <text:p>221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697" calcext:value-type="float">
            <text:p>126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434" calcext:value-type="float">
            <text:p>1143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70000" calcext:value-type="float">
            <text:p>$1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323" calcext:value-type="float">
            <text:p>2532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542" calcext:value-type="float">
            <text:p>235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870" calcext:value-type="float">
            <text:p>2087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316" calcext:value-type="float">
            <text:p>2331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610" calcext:value-type="float">
            <text:p>1261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183" calcext:value-type="float">
            <text:p>271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40" calcext:value-type="float">
            <text:p>2594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598" calcext:value-type="float">
            <text:p>2559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564" calcext:value-type="float">
            <text:p>215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193" calcext:value-type="float">
            <text:p>191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412" calcext:value-type="float">
            <text:p>2641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184" calcext:value-type="float">
            <text:p>271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590" calcext:value-type="float">
            <text:p>1259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41" calcext:value-type="float">
            <text:p>178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283" calcext:value-type="float">
            <text:p>182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299" calcext:value-type="float">
            <text:p>1829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466" calcext:value-type="float">
            <text:p>164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273" calcext:value-type="float">
            <text:p>192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400" calcext:value-type="float">
            <text:p>2240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942" calcext:value-type="float">
            <text:p>209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484" calcext:value-type="float">
            <text:p>184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291" calcext:value-type="float">
            <text:p>122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380" calcext:value-type="float">
            <text:p>2838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91" calcext:value-type="float">
            <text:p>178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832" calcext:value-type="float">
            <text:p>278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863" calcext:value-type="float">
            <text:p>268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259" calcext:value-type="float">
            <text:p>1625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803" calcext:value-type="float">
            <text:p>2780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347" calcext:value-type="float">
            <text:p>1434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703" calcext:value-type="float">
            <text:p>1770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185" calcext:value-type="float">
            <text:p>171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70000" calcext:value-type="float">
            <text:p>$1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380" calcext:value-type="float">
            <text:p>293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986" calcext:value-type="float">
            <text:p>2398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466" calcext:value-type="float">
            <text:p>244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097" calcext:value-type="float">
            <text:p>290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87" calcext:value-type="float">
            <text:p>1948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939" calcext:value-type="float">
            <text:p>149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826" calcext:value-type="float">
            <text:p>138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619" calcext:value-type="float">
            <text:p>206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558" calcext:value-type="float">
            <text:p>125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871" calcext:value-type="float">
            <text:p>248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319" calcext:value-type="float">
            <text:p>173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906" calcext:value-type="float">
            <text:p>2890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808" calcext:value-type="float">
            <text:p>1280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567" calcext:value-type="float">
            <text:p>2056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502" calcext:value-type="float">
            <text:p>2550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580" calcext:value-type="float">
            <text:p>1558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185" calcext:value-type="float">
            <text:p>2418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291" calcext:value-type="float">
            <text:p>192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713" calcext:value-type="float">
            <text:p>1671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185" calcext:value-type="float">
            <text:p>1618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927" calcext:value-type="float">
            <text:p>1492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337" calcext:value-type="float">
            <text:p>293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355" calcext:value-type="float">
            <text:p>293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303" calcext:value-type="float">
            <text:p>2530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813" calcext:value-type="float">
            <text:p>148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438" calcext:value-type="float">
            <text:p>1643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238" calcext:value-type="float">
            <text:p>1423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200" calcext:value-type="float">
            <text:p>1620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857" calcext:value-type="float">
            <text:p>248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956" calcext:value-type="float">
            <text:p>269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517" calcext:value-type="float">
            <text:p>1451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678" calcext:value-type="float">
            <text:p>1267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88" calcext:value-type="float">
            <text:p>1618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969" calcext:value-type="float">
            <text:p>2796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752" calcext:value-type="float">
            <text:p>1575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745" calcext:value-type="float">
            <text:p>277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828" calcext:value-type="float">
            <text:p>2082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61" calcext:value-type="float">
            <text:p>194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941" calcext:value-type="float">
            <text:p>2694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412" calcext:value-type="float">
            <text:p>284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485" calcext:value-type="float">
            <text:p>2448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514" calcext:value-type="float">
            <text:p>165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191" calcext:value-type="float">
            <text:p>171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608" calcext:value-type="float">
            <text:p>1960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119" calcext:value-type="float">
            <text:p>241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458" calcext:value-type="float">
            <text:p>2545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886" calcext:value-type="float">
            <text:p>2688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436" calcext:value-type="float">
            <text:p>284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562" calcext:value-type="float">
            <text:p>195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608" calcext:value-type="float">
            <text:p>1560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487" calcext:value-type="float">
            <text:p>1648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197" calcext:value-type="float">
            <text:p>171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507" calcext:value-type="float">
            <text:p>1250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940" calcext:value-type="float">
            <text:p>2394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41" calcext:value-type="float">
            <text:p>1944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852" calcext:value-type="float">
            <text:p>268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274" calcext:value-type="float">
            <text:p>1227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236" calcext:value-type="float">
            <text:p>202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149" calcext:value-type="float">
            <text:p>2414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139" calcext:value-type="float">
            <text:p>261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491" calcext:value-type="float">
            <text:p>184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707" calcext:value-type="float">
            <text:p>2270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430" calcext:value-type="float">
            <text:p>204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494" calcext:value-type="float">
            <text:p>2749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829" calcext:value-type="float">
            <text:p>2682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395" calcext:value-type="float">
            <text:p>2839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006" calcext:value-type="float">
            <text:p>210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682" calcext:value-type="float">
            <text:p>146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650" calcext:value-type="float">
            <text:p>1765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191" calcext:value-type="float">
            <text:p>291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030" calcext:value-type="float">
            <text:p>150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140" calcext:value-type="float">
            <text:p>2414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496" calcext:value-type="float">
            <text:p>2249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065" calcext:value-type="float">
            <text:p>240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914" calcext:value-type="float">
            <text:p>1991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871" calcext:value-type="float">
            <text:p>128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988" calcext:value-type="float">
            <text:p>229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922" calcext:value-type="float">
            <text:p>1592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50000" calcext:value-type="float">
            <text:p>$1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344" calcext:value-type="float">
            <text:p>123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627" calcext:value-type="float">
            <text:p>236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775" calcext:value-type="float">
            <text:p>277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301" calcext:value-type="float">
            <text:p>2930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716" calcext:value-type="float">
            <text:p>1271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472" calcext:value-type="float">
            <text:p>1247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970" calcext:value-type="float">
            <text:p>2097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818" calcext:value-type="float">
            <text:p>268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993" calcext:value-type="float">
            <text:p>1299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192" calcext:value-type="float">
            <text:p>1419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77" calcext:value-type="float">
            <text:p>1947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796" calcext:value-type="float">
            <text:p>267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094" calcext:value-type="float">
            <text:p>2109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234" calcext:value-type="float">
            <text:p>1223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683" calcext:value-type="float">
            <text:p>286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994" calcext:value-type="float">
            <text:p>1799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273" calcext:value-type="float">
            <text:p>242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547" calcext:value-type="float">
            <text:p>2654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500" calcext:value-type="float">
            <text:p>2250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993" calcext:value-type="float">
            <text:p>239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832" calcext:value-type="float">
            <text:p>1483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614" calcext:value-type="float">
            <text:p>1661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877" calcext:value-type="float">
            <text:p>208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729" calcext:value-type="float">
            <text:p>2072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464" calcext:value-type="float">
            <text:p>2246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75" calcext:value-type="float">
            <text:p>194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675" calcext:value-type="float">
            <text:p>1967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728" calcext:value-type="float">
            <text:p>127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154" calcext:value-type="float">
            <text:p>2615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117" calcext:value-type="float">
            <text:p>291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45" calcext:value-type="float">
            <text:p>178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058" calcext:value-type="float">
            <text:p>2505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26" calcext:value-type="float">
            <text:p>234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798" calcext:value-type="float">
            <text:p>1479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664" calcext:value-type="float">
            <text:p>126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979" calcext:value-type="float">
            <text:p>239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605" calcext:value-type="float">
            <text:p>256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797" calcext:value-type="float">
            <text:p>2079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980" calcext:value-type="float">
            <text:p>2198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460" calcext:value-type="float">
            <text:p>254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181" calcext:value-type="float">
            <text:p>2918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279" calcext:value-type="float">
            <text:p>242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402" calcext:value-type="float">
            <text:p>2240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465" calcext:value-type="float">
            <text:p>154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757" calcext:value-type="float">
            <text:p>267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233" calcext:value-type="float">
            <text:p>142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058" calcext:value-type="float">
            <text:p>140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273" calcext:value-type="float">
            <text:p>1227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203" calcext:value-type="float">
            <text:p>1720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144" calcext:value-type="float">
            <text:p>181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963" calcext:value-type="float">
            <text:p>2396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907" calcext:value-type="float">
            <text:p>1790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442" calcext:value-type="float">
            <text:p>194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504" calcext:value-type="float">
            <text:p>175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253" calcext:value-type="float">
            <text:p>122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304" calcext:value-type="float">
            <text:p>273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191" calcext:value-type="float">
            <text:p>1419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60000" calcext:value-type="float">
            <text:p>$1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212" calcext:value-type="float">
            <text:p>1221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529" calcext:value-type="float">
            <text:p>255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170" calcext:value-type="float">
            <text:p>221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45" calcext:value-type="float">
            <text:p>194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265" calcext:value-type="float">
            <text:p>152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918" calcext:value-type="float">
            <text:p>2891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799" calcext:value-type="float">
            <text:p>1579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047" calcext:value-type="float">
            <text:p>110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151" calcext:value-type="float">
            <text:p>181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606" calcext:value-type="float">
            <text:p>206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82" calcext:value-type="float">
            <text:p>1948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489" calcext:value-type="float">
            <text:p>1648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944" calcext:value-type="float">
            <text:p>269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682" calcext:value-type="float">
            <text:p>156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032" calcext:value-type="float">
            <text:p>2603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43" calcext:value-type="float">
            <text:p>178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559" calcext:value-type="float">
            <text:p>2555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209" calcext:value-type="float">
            <text:p>1620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147" calcext:value-type="float">
            <text:p>1114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214" calcext:value-type="float">
            <text:p>152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453" calcext:value-type="float">
            <text:p>114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584" calcext:value-type="float">
            <text:p>245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585" calcext:value-type="float">
            <text:p>1258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626" calcext:value-type="float">
            <text:p>186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298" calcext:value-type="float">
            <text:p>2929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842" calcext:value-type="float">
            <text:p>248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657" calcext:value-type="float">
            <text:p>1565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415" calcext:value-type="float">
            <text:p>114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729" calcext:value-type="float">
            <text:p>287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633" calcext:value-type="float">
            <text:p>226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649" calcext:value-type="float">
            <text:p>256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669" calcext:value-type="float">
            <text:p>146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299" calcext:value-type="float">
            <text:p>1929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946" calcext:value-type="float">
            <text:p>209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451" calcext:value-type="float">
            <text:p>114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553" calcext:value-type="float">
            <text:p>2555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951" calcext:value-type="float">
            <text:p>279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026" calcext:value-type="float">
            <text:p>2502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673" calcext:value-type="float">
            <text:p>1367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043" calcext:value-type="float">
            <text:p>160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399" calcext:value-type="float">
            <text:p>2239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696" calcext:value-type="float">
            <text:p>2769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313" calcext:value-type="float">
            <text:p>253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813" calcext:value-type="float">
            <text:p>1381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711" calcext:value-type="float">
            <text:p>187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650" calcext:value-type="float">
            <text:p>196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135" calcext:value-type="float">
            <text:p>1413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833" calcext:value-type="float">
            <text:p>128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849" calcext:value-type="float">
            <text:p>2684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962" calcext:value-type="float">
            <text:p>20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915" calcext:value-type="float">
            <text:p>289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830" calcext:value-type="float">
            <text:p>228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777" calcext:value-type="float">
            <text:p>147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591" calcext:value-type="float">
            <text:p>125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174" calcext:value-type="float">
            <text:p>2417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611" calcext:value-type="float">
            <text:p>246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340" calcext:value-type="float">
            <text:p>113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693" calcext:value-type="float">
            <text:p>256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555" calcext:value-type="float">
            <text:p>255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006" calcext:value-type="float">
            <text:p>2200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060" calcext:value-type="float">
            <text:p>2006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702" calcext:value-type="float">
            <text:p>1770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503" calcext:value-type="float">
            <text:p>1250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908" calcext:value-type="float">
            <text:p>2390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527" calcext:value-type="float">
            <text:p>225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057" calcext:value-type="float">
            <text:p>1905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494" calcext:value-type="float">
            <text:p>1849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49" calcext:value-type="float">
            <text:p>112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568" calcext:value-type="float">
            <text:p>215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981" calcext:value-type="float">
            <text:p>1398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32" calcext:value-type="float">
            <text:p>234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931" calcext:value-type="float">
            <text:p>2293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172" calcext:value-type="float">
            <text:p>1817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666" calcext:value-type="float">
            <text:p>126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598" calcext:value-type="float">
            <text:p>2059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375" calcext:value-type="float">
            <text:p>213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839" calcext:value-type="float">
            <text:p>208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738" calcext:value-type="float">
            <text:p>2173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164" calcext:value-type="float">
            <text:p>141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193" calcext:value-type="float">
            <text:p>141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705" calcext:value-type="float">
            <text:p>1270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50000" calcext:value-type="float">
            <text:p>$1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672" calcext:value-type="float">
            <text:p>226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219" calcext:value-type="float">
            <text:p>2621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468" calcext:value-type="float">
            <text:p>284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19" calcext:value-type="float">
            <text:p>234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964" calcext:value-type="float">
            <text:p>1796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919" calcext:value-type="float">
            <text:p>209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927" calcext:value-type="float">
            <text:p>209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133" calcext:value-type="float">
            <text:p>131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626" calcext:value-type="float">
            <text:p>1962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039" calcext:value-type="float">
            <text:p>210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231" calcext:value-type="float">
            <text:p>122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665" calcext:value-type="float">
            <text:p>256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061" calcext:value-type="float">
            <text:p>2406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879" calcext:value-type="float">
            <text:p>268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284" calcext:value-type="float">
            <text:p>122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654" calcext:value-type="float">
            <text:p>266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545" calcext:value-type="float">
            <text:p>145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201" calcext:value-type="float">
            <text:p>2420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625" calcext:value-type="float">
            <text:p>2062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390" calcext:value-type="float">
            <text:p>1639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804" calcext:value-type="float">
            <text:p>148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629" calcext:value-type="float">
            <text:p>126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696" calcext:value-type="float">
            <text:p>146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005" calcext:value-type="float">
            <text:p>2200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544" calcext:value-type="float">
            <text:p>145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312" calcext:value-type="float">
            <text:p>1431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120" calcext:value-type="float">
            <text:p>2912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187" calcext:value-type="float">
            <text:p>2418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758" calcext:value-type="float">
            <text:p>1575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094" calcext:value-type="float">
            <text:p>2909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319" calcext:value-type="float">
            <text:p>283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406" calcext:value-type="float">
            <text:p>1640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923" calcext:value-type="float">
            <text:p>2092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378" calcext:value-type="float">
            <text:p>1137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851" calcext:value-type="float">
            <text:p>208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557" calcext:value-type="float">
            <text:p>215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663" calcext:value-type="float">
            <text:p>266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896" calcext:value-type="float">
            <text:p>1189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189" calcext:value-type="float">
            <text:p>141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136" calcext:value-type="float">
            <text:p>131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906" calcext:value-type="float">
            <text:p>259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926" calcext:value-type="float">
            <text:p>179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928" calcext:value-type="float">
            <text:p>269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897" calcext:value-type="float">
            <text:p>2089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207" calcext:value-type="float">
            <text:p>2820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23" calcext:value-type="float">
            <text:p>259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000" calcext:value-type="float">
            <text:p>1100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974" calcext:value-type="float">
            <text:p>2097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758" calcext:value-type="float">
            <text:p>2875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381" calcext:value-type="float">
            <text:p>1138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522" calcext:value-type="float">
            <text:p>1752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207" calcext:value-type="float">
            <text:p>2120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102" calcext:value-type="float">
            <text:p>2810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105" calcext:value-type="float">
            <text:p>231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740" calcext:value-type="float">
            <text:p>1874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213" calcext:value-type="float">
            <text:p>212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352" calcext:value-type="float">
            <text:p>1735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154" calcext:value-type="float">
            <text:p>1415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066" calcext:value-type="float">
            <text:p>1906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386" calcext:value-type="float">
            <text:p>1138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228" calcext:value-type="float">
            <text:p>2022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675" calcext:value-type="float">
            <text:p>166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60000" calcext:value-type="float">
            <text:p>$1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410" calcext:value-type="float">
            <text:p>164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760" calcext:value-type="float">
            <text:p>2776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930" calcext:value-type="float">
            <text:p>229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780" calcext:value-type="float">
            <text:p>2378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994" calcext:value-type="float">
            <text:p>209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379" calcext:value-type="float">
            <text:p>2837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865" calcext:value-type="float">
            <text:p>148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663" calcext:value-type="float">
            <text:p>126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898" calcext:value-type="float">
            <text:p>2489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508" calcext:value-type="float">
            <text:p>1950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489" calcext:value-type="float">
            <text:p>1148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160" calcext:value-type="float">
            <text:p>1816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241" calcext:value-type="float">
            <text:p>2524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369" calcext:value-type="float">
            <text:p>2436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165" calcext:value-type="float">
            <text:p>271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424" calcext:value-type="float">
            <text:p>2942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926" calcext:value-type="float">
            <text:p>159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554" calcext:value-type="float">
            <text:p>1455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468" calcext:value-type="float">
            <text:p>1646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174" calcext:value-type="float">
            <text:p>1917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183" calcext:value-type="float">
            <text:p>191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683" calcext:value-type="float">
            <text:p>136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48" calcext:value-type="float">
            <text:p>178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894" calcext:value-type="float">
            <text:p>178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651" calcext:value-type="float">
            <text:p>2565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936" calcext:value-type="float">
            <text:p>229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915" calcext:value-type="float">
            <text:p>2391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121" calcext:value-type="float">
            <text:p>241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878" calcext:value-type="float">
            <text:p>2787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572" calcext:value-type="float">
            <text:p>135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941" calcext:value-type="float">
            <text:p>279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354" calcext:value-type="float">
            <text:p>263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785" calcext:value-type="float">
            <text:p>1478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238" calcext:value-type="float">
            <text:p>1723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608" calcext:value-type="float">
            <text:p>2360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50000" calcext:value-type="float">
            <text:p>$15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538" calcext:value-type="float">
            <text:p>2253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332" calcext:value-type="float">
            <text:p>1233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230" calcext:value-type="float">
            <text:p>172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082" calcext:value-type="float">
            <text:p>130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518" calcext:value-type="float">
            <text:p>225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687" calcext:value-type="float">
            <text:p>1368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571" calcext:value-type="float">
            <text:p>235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305" calcext:value-type="float">
            <text:p>193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636" calcext:value-type="float">
            <text:p>226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310" calcext:value-type="float">
            <text:p>1731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133" calcext:value-type="float">
            <text:p>1213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18" calcext:value-type="float">
            <text:p>259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752" calcext:value-type="float">
            <text:p>257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324" calcext:value-type="float">
            <text:p>1732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918" calcext:value-type="float">
            <text:p>229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510" calcext:value-type="float">
            <text:p>1251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512" calcext:value-type="float">
            <text:p>255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79" calcext:value-type="float">
            <text:p>161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628" calcext:value-type="float">
            <text:p>1562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977" calcext:value-type="float">
            <text:p>2097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140" calcext:value-type="float">
            <text:p>1814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417" calcext:value-type="float">
            <text:p>2041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267" calcext:value-type="float">
            <text:p>1826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620" calcext:value-type="float">
            <text:p>1362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974" calcext:value-type="float">
            <text:p>229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586" calcext:value-type="float">
            <text:p>1358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978" calcext:value-type="float">
            <text:p>1797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581" calcext:value-type="float">
            <text:p>1258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018" calcext:value-type="float">
            <text:p>180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957" calcext:value-type="float">
            <text:p>289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690" calcext:value-type="float">
            <text:p>1369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568" calcext:value-type="float">
            <text:p>125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122" calcext:value-type="float">
            <text:p>1312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184" calcext:value-type="float">
            <text:p>211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150" calcext:value-type="float">
            <text:p>2615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151" calcext:value-type="float">
            <text:p>241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962" calcext:value-type="float">
            <text:p>239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793" calcext:value-type="float">
            <text:p>1779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926" calcext:value-type="float">
            <text:p>1492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163" calcext:value-type="float">
            <text:p>161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365" calcext:value-type="float">
            <text:p>213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771" calcext:value-type="float">
            <text:p>277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167" calcext:value-type="float">
            <text:p>2616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792" calcext:value-type="float">
            <text:p>257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555" calcext:value-type="float">
            <text:p>115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381" calcext:value-type="float">
            <text:p>2238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82" calcext:value-type="float">
            <text:p>1788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174" calcext:value-type="float">
            <text:p>2217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439" calcext:value-type="float">
            <text:p>2243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012" calcext:value-type="float">
            <text:p>1801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582" calcext:value-type="float">
            <text:p>275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744" calcext:value-type="float">
            <text:p>127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821" calcext:value-type="float">
            <text:p>2282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171" calcext:value-type="float">
            <text:p>201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116" calcext:value-type="float">
            <text:p>1111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053" calcext:value-type="float">
            <text:p>200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266" calcext:value-type="float">
            <text:p>252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960" calcext:value-type="float">
            <text:p>179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961" calcext:value-type="float">
            <text:p>13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897" calcext:value-type="float">
            <text:p>118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139" calcext:value-type="float">
            <text:p>111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576" calcext:value-type="float">
            <text:p>1157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255" calcext:value-type="float">
            <text:p>192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153" calcext:value-type="float">
            <text:p>181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547" calcext:value-type="float">
            <text:p>1454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901" calcext:value-type="float">
            <text:p>249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169" calcext:value-type="float">
            <text:p>271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805" calcext:value-type="float">
            <text:p>148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822" calcext:value-type="float">
            <text:p>1582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389" calcext:value-type="float">
            <text:p>1938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048" calcext:value-type="float">
            <text:p>170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204" calcext:value-type="float">
            <text:p>2220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718" calcext:value-type="float">
            <text:p>127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019" calcext:value-type="float">
            <text:p>150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488" calcext:value-type="float">
            <text:p>2848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891" calcext:value-type="float">
            <text:p>218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814" calcext:value-type="float">
            <text:p>278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175" calcext:value-type="float">
            <text:p>221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447" calcext:value-type="float">
            <text:p>2944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784" calcext:value-type="float">
            <text:p>197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824" calcext:value-type="float">
            <text:p>278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093" calcext:value-type="float">
            <text:p>240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618" calcext:value-type="float">
            <text:p>1961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561" calcext:value-type="float">
            <text:p>215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061" calcext:value-type="float">
            <text:p>1106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651" calcext:value-type="float">
            <text:p>266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108" calcext:value-type="float">
            <text:p>2110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731" calcext:value-type="float">
            <text:p>127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307" calcext:value-type="float">
            <text:p>2530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278" calcext:value-type="float">
            <text:p>1427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711" calcext:value-type="float">
            <text:p>2071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383" calcext:value-type="float">
            <text:p>113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497" calcext:value-type="float">
            <text:p>1249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559" calcext:value-type="float">
            <text:p>1655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585" calcext:value-type="float">
            <text:p>115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277" calcext:value-type="float">
            <text:p>202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765" calcext:value-type="float">
            <text:p>267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389" calcext:value-type="float">
            <text:p>1238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585" calcext:value-type="float">
            <text:p>135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385" calcext:value-type="float">
            <text:p>2638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236" calcext:value-type="float">
            <text:p>122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560" calcext:value-type="float">
            <text:p>2156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554" calcext:value-type="float">
            <text:p>215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662" calcext:value-type="float">
            <text:p>136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089" calcext:value-type="float">
            <text:p>130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791" calcext:value-type="float">
            <text:p>147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331" calcext:value-type="float">
            <text:p>193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754" calcext:value-type="float">
            <text:p>177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149" calcext:value-type="float">
            <text:p>1114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549" calcext:value-type="float">
            <text:p>165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305" calcext:value-type="float">
            <text:p>243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253" calcext:value-type="float">
            <text:p>182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147" calcext:value-type="float">
            <text:p>201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612" calcext:value-type="float">
            <text:p>156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323" calcext:value-type="float">
            <text:p>283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634" calcext:value-type="float">
            <text:p>226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665" calcext:value-type="float">
            <text:p>156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585" calcext:value-type="float">
            <text:p>275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748" calcext:value-type="float">
            <text:p>1974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974" calcext:value-type="float">
            <text:p>2197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032" calcext:value-type="float">
            <text:p>1403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610" calcext:value-type="float">
            <text:p>2261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984" calcext:value-type="float">
            <text:p>2698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294" calcext:value-type="float">
            <text:p>182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564" calcext:value-type="float">
            <text:p>285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521" calcext:value-type="float">
            <text:p>285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450" calcext:value-type="float">
            <text:p>1545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681" calcext:value-type="float">
            <text:p>2568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91" calcext:value-type="float">
            <text:p>194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415" calcext:value-type="float">
            <text:p>2641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821" calcext:value-type="float">
            <text:p>1282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629" calcext:value-type="float">
            <text:p>156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835" calcext:value-type="float">
            <text:p>2783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738" calcext:value-type="float">
            <text:p>1173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065" calcext:value-type="float">
            <text:p>2506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238" calcext:value-type="float">
            <text:p>2623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707" calcext:value-type="float">
            <text:p>2370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650" calcext:value-type="float">
            <text:p>2765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981" calcext:value-type="float">
            <text:p>2498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678" calcext:value-type="float">
            <text:p>2067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302" calcext:value-type="float">
            <text:p>1530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012" calcext:value-type="float">
            <text:p>2601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575" calcext:value-type="float">
            <text:p>265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559" calcext:value-type="float">
            <text:p>1555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235" calcext:value-type="float">
            <text:p>1923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275" calcext:value-type="float">
            <text:p>1527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339" calcext:value-type="float">
            <text:p>2033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405" calcext:value-type="float">
            <text:p>2540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940" calcext:value-type="float">
            <text:p>1594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074" calcext:value-type="float">
            <text:p>250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738" calcext:value-type="float">
            <text:p>2473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337" calcext:value-type="float">
            <text:p>1633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357" calcext:value-type="float">
            <text:p>2435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613" calcext:value-type="float">
            <text:p>186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207" calcext:value-type="float">
            <text:p>1220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052" calcext:value-type="float">
            <text:p>180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353" calcext:value-type="float">
            <text:p>133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399" calcext:value-type="float">
            <text:p>1939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54" calcext:value-type="float">
            <text:p>161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219" calcext:value-type="float">
            <text:p>2221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269" calcext:value-type="float">
            <text:p>172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586" calcext:value-type="float">
            <text:p>2358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740" calcext:value-type="float">
            <text:p>1574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638" calcext:value-type="float">
            <text:p>2763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976" calcext:value-type="float">
            <text:p>189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413" calcext:value-type="float">
            <text:p>194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283" calcext:value-type="float">
            <text:p>1328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471" calcext:value-type="float">
            <text:p>174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791" calcext:value-type="float">
            <text:p>167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382" calcext:value-type="float">
            <text:p>153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641" calcext:value-type="float">
            <text:p>1164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935" calcext:value-type="float">
            <text:p>1193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233" calcext:value-type="float">
            <text:p>1323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09" calcext:value-type="float">
            <text:p>2590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092" calcext:value-type="float">
            <text:p>140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143" calcext:value-type="float">
            <text:p>291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941" calcext:value-type="float">
            <text:p>2494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637" calcext:value-type="float">
            <text:p>2463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893" calcext:value-type="float">
            <text:p>2389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907" calcext:value-type="float">
            <text:p>1390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900" calcext:value-type="float">
            <text:p>1490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62" calcext:value-type="float">
            <text:p>112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294" calcext:value-type="float">
            <text:p>2229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195" calcext:value-type="float">
            <text:p>1219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375" calcext:value-type="float">
            <text:p>2537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143" calcext:value-type="float">
            <text:p>1114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898" calcext:value-type="float">
            <text:p>2589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397" calcext:value-type="float">
            <text:p>243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758" calcext:value-type="float">
            <text:p>197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529" calcext:value-type="float">
            <text:p>1552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884" calcext:value-type="float">
            <text:p>1988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674" calcext:value-type="float">
            <text:p>1867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453" calcext:value-type="float">
            <text:p>134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063" calcext:value-type="float">
            <text:p>140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393" calcext:value-type="float">
            <text:p>2739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417" calcext:value-type="float">
            <text:p>144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533" calcext:value-type="float">
            <text:p>1753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580" calcext:value-type="float">
            <text:p>185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025" calcext:value-type="float">
            <text:p>170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293" calcext:value-type="float">
            <text:p>2529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725" calcext:value-type="float">
            <text:p>247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200" calcext:value-type="float">
            <text:p>2320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895" calcext:value-type="float">
            <text:p>1589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577" calcext:value-type="float">
            <text:p>1857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218" calcext:value-type="float">
            <text:p>2721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560" calcext:value-type="float">
            <text:p>185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006" calcext:value-type="float">
            <text:p>250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369" calcext:value-type="float">
            <text:p>173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495" calcext:value-type="float">
            <text:p>1449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847" calcext:value-type="float">
            <text:p>188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754" calcext:value-type="float">
            <text:p>1475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378" calcext:value-type="float">
            <text:p>2337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452" calcext:value-type="float">
            <text:p>264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370" calcext:value-type="float">
            <text:p>2037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528" calcext:value-type="float">
            <text:p>2052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549" calcext:value-type="float">
            <text:p>235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751" calcext:value-type="float">
            <text:p>2175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266" calcext:value-type="float">
            <text:p>212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388" calcext:value-type="float">
            <text:p>1338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752" calcext:value-type="float">
            <text:p>187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917" calcext:value-type="float">
            <text:p>1691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313" calcext:value-type="float">
            <text:p>1531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329" calcext:value-type="float">
            <text:p>253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380" calcext:value-type="float">
            <text:p>203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089" calcext:value-type="float">
            <text:p>2308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749" calcext:value-type="float">
            <text:p>1374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943" calcext:value-type="float">
            <text:p>2494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667" calcext:value-type="float">
            <text:p>2866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194" calcext:value-type="float">
            <text:p>1519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436" calcext:value-type="float">
            <text:p>1743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935" calcext:value-type="float">
            <text:p>1893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871" calcext:value-type="float">
            <text:p>1687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100" calcext:value-type="float">
            <text:p>1210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158" calcext:value-type="float">
            <text:p>231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545" calcext:value-type="float">
            <text:p>1854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391" calcext:value-type="float">
            <text:p>183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812" calcext:value-type="float">
            <text:p>198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660" calcext:value-type="float">
            <text:p>2766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058" calcext:value-type="float">
            <text:p>180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343" calcext:value-type="float">
            <text:p>203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997" calcext:value-type="float">
            <text:p>289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398" calcext:value-type="float">
            <text:p>2439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002" calcext:value-type="float">
            <text:p>1900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609" calcext:value-type="float">
            <text:p>2860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231" calcext:value-type="float">
            <text:p>292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858" calcext:value-type="float">
            <text:p>188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261" calcext:value-type="float">
            <text:p>2526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458" calcext:value-type="float">
            <text:p>174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644" calcext:value-type="float">
            <text:p>1164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45" calcext:value-type="float">
            <text:p>161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890" calcext:value-type="float">
            <text:p>1689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83" calcext:value-type="float">
            <text:p>2598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633" calcext:value-type="float">
            <text:p>1463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994" calcext:value-type="float">
            <text:p>229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983" calcext:value-type="float">
            <text:p>229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184" calcext:value-type="float">
            <text:p>251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469" calcext:value-type="float">
            <text:p>144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538" calcext:value-type="float">
            <text:p>1153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245" calcext:value-type="float">
            <text:p>162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58" calcext:value-type="float">
            <text:p>1785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347" calcext:value-type="float">
            <text:p>2534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814" calcext:value-type="float">
            <text:p>158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259" calcext:value-type="float">
            <text:p>112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00" calcext:value-type="float">
            <text:p>1120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101" calcext:value-type="float">
            <text:p>2510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801" calcext:value-type="float">
            <text:p>2180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943" calcext:value-type="float">
            <text:p>259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127" calcext:value-type="float">
            <text:p>2212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414" calcext:value-type="float">
            <text:p>2041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672" calcext:value-type="float">
            <text:p>236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255" calcext:value-type="float">
            <text:p>292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815" calcext:value-type="float">
            <text:p>2881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753" calcext:value-type="float">
            <text:p>2775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643" calcext:value-type="float">
            <text:p>276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754" calcext:value-type="float">
            <text:p>137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088" calcext:value-type="float">
            <text:p>220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388" calcext:value-type="float">
            <text:p>2738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745" calcext:value-type="float">
            <text:p>247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237" calcext:value-type="float">
            <text:p>292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272" calcext:value-type="float">
            <text:p>152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949" calcext:value-type="float">
            <text:p>189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507" calcext:value-type="float">
            <text:p>1450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886" calcext:value-type="float">
            <text:p>2588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441" calcext:value-type="float">
            <text:p>2144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741" calcext:value-type="float">
            <text:p>217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572" calcext:value-type="float">
            <text:p>145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368" calcext:value-type="float">
            <text:p>233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217" calcext:value-type="float">
            <text:p>162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247" calcext:value-type="float">
            <text:p>1624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010" calcext:value-type="float">
            <text:p>220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872" calcext:value-type="float">
            <text:p>258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164" calcext:value-type="float">
            <text:p>191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435" calcext:value-type="float">
            <text:p>1843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284" calcext:value-type="float">
            <text:p>142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87" calcext:value-type="float">
            <text:p>1128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066" calcext:value-type="float">
            <text:p>130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106" calcext:value-type="float">
            <text:p>291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236" calcext:value-type="float">
            <text:p>262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531" calcext:value-type="float">
            <text:p>1753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964" calcext:value-type="float">
            <text:p>1296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133" calcext:value-type="float">
            <text:p>191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643" calcext:value-type="float">
            <text:p>246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599" calcext:value-type="float">
            <text:p>2159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976" calcext:value-type="float">
            <text:p>229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637" calcext:value-type="float">
            <text:p>276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890" calcext:value-type="float">
            <text:p>118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580" calcext:value-type="float">
            <text:p>285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443" calcext:value-type="float">
            <text:p>1444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64" calcext:value-type="float">
            <text:p>178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505" calcext:value-type="float">
            <text:p>2050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592" calcext:value-type="float">
            <text:p>1459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227" calcext:value-type="float">
            <text:p>2222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471" calcext:value-type="float">
            <text:p>2147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252" calcext:value-type="float">
            <text:p>222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260" calcext:value-type="float">
            <text:p>2126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817" calcext:value-type="float">
            <text:p>118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223" calcext:value-type="float">
            <text:p>1922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517" calcext:value-type="float">
            <text:p>1851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717" calcext:value-type="float">
            <text:p>2171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760" calcext:value-type="float">
            <text:p>1376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145" calcext:value-type="float">
            <text:p>1814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770" calcext:value-type="float">
            <text:p>2177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165" calcext:value-type="float">
            <text:p>111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377" calcext:value-type="float">
            <text:p>163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248" calcext:value-type="float">
            <text:p>2624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61" calcext:value-type="float">
            <text:p>234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133" calcext:value-type="float">
            <text:p>291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673" calcext:value-type="float">
            <text:p>2767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774" calcext:value-type="float">
            <text:p>127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910" calcext:value-type="float">
            <text:p>189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699" calcext:value-type="float">
            <text:p>1169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725" calcext:value-type="float">
            <text:p>1672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269" calcext:value-type="float">
            <text:p>282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144" calcext:value-type="float">
            <text:p>2314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376" calcext:value-type="float">
            <text:p>2337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70" calcext:value-type="float">
            <text:p>2597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068" calcext:value-type="float">
            <text:p>2806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390" calcext:value-type="float">
            <text:p>1839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112" calcext:value-type="float">
            <text:p>291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090" calcext:value-type="float">
            <text:p>140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040" calcext:value-type="float">
            <text:p>2704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79" calcext:value-type="float">
            <text:p>234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795" calcext:value-type="float">
            <text:p>167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014" calcext:value-type="float">
            <text:p>220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314" calcext:value-type="float">
            <text:p>1331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619" calcext:value-type="float">
            <text:p>116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132" calcext:value-type="float">
            <text:p>291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199" calcext:value-type="float">
            <text:p>1119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296" calcext:value-type="float">
            <text:p>202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546" calcext:value-type="float">
            <text:p>175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069" calcext:value-type="float">
            <text:p>1806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712" calcext:value-type="float">
            <text:p>237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358" calcext:value-type="float">
            <text:p>2335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518" calcext:value-type="float">
            <text:p>2051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026" calcext:value-type="float">
            <text:p>2802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669" calcext:value-type="float">
            <text:p>116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020" calcext:value-type="float">
            <text:p>1602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090" calcext:value-type="float">
            <text:p>270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198" calcext:value-type="float">
            <text:p>2719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661" calcext:value-type="float">
            <text:p>196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327" calcext:value-type="float">
            <text:p>2632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341" calcext:value-type="float">
            <text:p>263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958" calcext:value-type="float">
            <text:p>249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287" calcext:value-type="float">
            <text:p>1328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493" calcext:value-type="float">
            <text:p>144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678" calcext:value-type="float">
            <text:p>2667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275" calcext:value-type="float">
            <text:p>2327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270" calcext:value-type="float">
            <text:p>1127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084" calcext:value-type="float">
            <text:p>2008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44" calcext:value-type="float">
            <text:p>1614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731" calcext:value-type="float">
            <text:p>2773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886" calcext:value-type="float">
            <text:p>1188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324" calcext:value-type="float">
            <text:p>243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220" calcext:value-type="float">
            <text:p>2222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625" calcext:value-type="float">
            <text:p>266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027" calcext:value-type="float">
            <text:p>230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867" calcext:value-type="float">
            <text:p>1686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514" calcext:value-type="float">
            <text:p>145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634" calcext:value-type="float">
            <text:p>1963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504" calcext:value-type="float">
            <text:p>1850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799" calcext:value-type="float">
            <text:p>2879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25" calcext:value-type="float">
            <text:p>112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657" calcext:value-type="float">
            <text:p>1765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913" calcext:value-type="float">
            <text:p>1491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077" calcext:value-type="float">
            <text:p>140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296" calcext:value-type="float">
            <text:p>1329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535" calcext:value-type="float">
            <text:p>2053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452" calcext:value-type="float">
            <text:p>1245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043" calcext:value-type="float">
            <text:p>280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957" calcext:value-type="float">
            <text:p>129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412" calcext:value-type="float">
            <text:p>1541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514" calcext:value-type="float">
            <text:p>2051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758" calcext:value-type="float">
            <text:p>2075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801" calcext:value-type="float">
            <text:p>1180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211" calcext:value-type="float">
            <text:p>2221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087" calcext:value-type="float">
            <text:p>2808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668" calcext:value-type="float">
            <text:p>236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441" calcext:value-type="float">
            <text:p>2744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261" calcext:value-type="float">
            <text:p>2726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649" calcext:value-type="float">
            <text:p>186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714" calcext:value-type="float">
            <text:p>2171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217" calcext:value-type="float">
            <text:p>232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797" calcext:value-type="float">
            <text:p>237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216" calcext:value-type="float">
            <text:p>1321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657" calcext:value-type="float">
            <text:p>206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882" calcext:value-type="float">
            <text:p>1288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08" calcext:value-type="float">
            <text:p>2590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753" calcext:value-type="float">
            <text:p>167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608" calcext:value-type="float">
            <text:p>1460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979" calcext:value-type="float">
            <text:p>24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313" calcext:value-type="float">
            <text:p>1331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952" calcext:value-type="float">
            <text:p>1895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699" calcext:value-type="float">
            <text:p>1769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657" calcext:value-type="float">
            <text:p>1465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540" calcext:value-type="float">
            <text:p>1154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783" calcext:value-type="float">
            <text:p>117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602" calcext:value-type="float">
            <text:p>1460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030" calcext:value-type="float">
            <text:p>290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490" calcext:value-type="float">
            <text:p>2649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151" calcext:value-type="float">
            <text:p>131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260" calcext:value-type="float">
            <text:p>1726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372" calcext:value-type="float">
            <text:p>1537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105" calcext:value-type="float">
            <text:p>1810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660" calcext:value-type="float">
            <text:p>1966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12" calcext:value-type="float">
            <text:p>161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698" calcext:value-type="float">
            <text:p>2069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076" calcext:value-type="float">
            <text:p>200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496" calcext:value-type="float">
            <text:p>244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468" calcext:value-type="float">
            <text:p>1546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031" calcext:value-type="float">
            <text:p>280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270" calcext:value-type="float">
            <text:p>2627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221" calcext:value-type="float">
            <text:p>2222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228" calcext:value-type="float">
            <text:p>282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363" calcext:value-type="float">
            <text:p>1836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256" calcext:value-type="float">
            <text:p>232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768" calcext:value-type="float">
            <text:p>1276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361" calcext:value-type="float">
            <text:p>2036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306" calcext:value-type="float">
            <text:p>213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382" calcext:value-type="float">
            <text:p>1338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310" calcext:value-type="float">
            <text:p>203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971" calcext:value-type="float">
            <text:p>229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287" calcext:value-type="float">
            <text:p>1528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532" calcext:value-type="float">
            <text:p>155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55" calcext:value-type="float">
            <text:p>1125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090" calcext:value-type="float">
            <text:p>2809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255" calcext:value-type="float">
            <text:p>1525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154" calcext:value-type="float">
            <text:p>1315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778" calcext:value-type="float">
            <text:p>2677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248" calcext:value-type="float">
            <text:p>2324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417" calcext:value-type="float">
            <text:p>214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668" calcext:value-type="float">
            <text:p>1766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994" calcext:value-type="float">
            <text:p>279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376" calcext:value-type="float">
            <text:p>203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54" calcext:value-type="float">
            <text:p>2595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749" calcext:value-type="float">
            <text:p>1574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899" calcext:value-type="float">
            <text:p>2589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351" calcext:value-type="float">
            <text:p>133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333" calcext:value-type="float">
            <text:p>2333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660" calcext:value-type="float">
            <text:p>2166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012" calcext:value-type="float">
            <text:p>1701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514" calcext:value-type="float">
            <text:p>2451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505" calcext:value-type="float">
            <text:p>275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243" calcext:value-type="float">
            <text:p>292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582" calcext:value-type="float">
            <text:p>2658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271" calcext:value-type="float">
            <text:p>1427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041" calcext:value-type="float">
            <text:p>230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9048" calcext:value-type="float">
            <text:p>290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433" calcext:value-type="float">
            <text:p>2443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501" calcext:value-type="float">
            <text:p>1550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911" calcext:value-type="float">
            <text:p>139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421" calcext:value-type="float">
            <text:p>204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009" calcext:value-type="float">
            <text:p>1600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70000" calcext:value-type="float">
            <text:p>$1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411" calcext:value-type="float">
            <text:p>1841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163" calcext:value-type="float">
            <text:p>191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572" calcext:value-type="float">
            <text:p>185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540" calcext:value-type="float">
            <text:p>2754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889" calcext:value-type="float">
            <text:p>1988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922" calcext:value-type="float">
            <text:p>1292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891" calcext:value-type="float">
            <text:p>188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773" calcext:value-type="float">
            <text:p>1677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143" calcext:value-type="float">
            <text:p>191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882" calcext:value-type="float">
            <text:p>238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33" calcext:value-type="float">
            <text:p>1123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056" calcext:value-type="float">
            <text:p>1205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555" calcext:value-type="float">
            <text:p>155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423" calcext:value-type="float">
            <text:p>184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743" calcext:value-type="float">
            <text:p>227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343" calcext:value-type="float">
            <text:p>253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390" calcext:value-type="float">
            <text:p>133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482" calcext:value-type="float">
            <text:p>174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176" calcext:value-type="float">
            <text:p>1317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504" calcext:value-type="float">
            <text:p>2050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205" calcext:value-type="float">
            <text:p>122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751" calcext:value-type="float">
            <text:p>1675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613" calcext:value-type="float">
            <text:p>216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4801" calcext:value-type="float">
            <text:p>248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519" calcext:value-type="float">
            <text:p>1751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347" calcext:value-type="float">
            <text:p>1834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052" calcext:value-type="float">
            <text:p>2905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745" calcext:value-type="float">
            <text:p>117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147" calcext:value-type="float">
            <text:p>1914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217" calcext:value-type="float">
            <text:p>1921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839" calcext:value-type="float">
            <text:p>158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714" calcext:value-type="float">
            <text:p>1371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330" calcext:value-type="float">
            <text:p>223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783" calcext:value-type="float">
            <text:p>187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041" calcext:value-type="float">
            <text:p>250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046" calcext:value-type="float">
            <text:p>220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052" calcext:value-type="float">
            <text:p>2805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693" calcext:value-type="float">
            <text:p>2669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955" calcext:value-type="float">
            <text:p>249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065" calcext:value-type="float">
            <text:p>2606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942" calcext:value-type="float">
            <text:p>1394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219" calcext:value-type="float">
            <text:p>1121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118" calcext:value-type="float">
            <text:p>221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197" calcext:value-type="float">
            <text:p>2319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883" calcext:value-type="float">
            <text:p>148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279" calcext:value-type="float">
            <text:p>272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322" calcext:value-type="float">
            <text:p>1832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879" calcext:value-type="float">
            <text:p>1587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278" calcext:value-type="float">
            <text:p>2827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416" calcext:value-type="float">
            <text:p>2441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066" calcext:value-type="float">
            <text:p>2806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75" calcext:value-type="float">
            <text:p>112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872" calcext:value-type="float">
            <text:p>1487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51" calcext:value-type="float">
            <text:p>161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731" calcext:value-type="float">
            <text:p>1973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801" calcext:value-type="float">
            <text:p>2380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807" calcext:value-type="float">
            <text:p>1180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622" calcext:value-type="float">
            <text:p>1162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597" calcext:value-type="float">
            <text:p>265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074" calcext:value-type="float">
            <text:p>2707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228" calcext:value-type="float">
            <text:p>1922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415" calcext:value-type="float">
            <text:p>134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569" calcext:value-type="float">
            <text:p>1456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873" calcext:value-type="float">
            <text:p>1387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401" calcext:value-type="float">
            <text:p>2040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583" calcext:value-type="float">
            <text:p>215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029" calcext:value-type="float">
            <text:p>1202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066" calcext:value-type="float">
            <text:p>180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192" calcext:value-type="float">
            <text:p>2819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122" calcext:value-type="float">
            <text:p>1612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607" calcext:value-type="float">
            <text:p>1860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858" calcext:value-type="float">
            <text:p>2885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432" calcext:value-type="float">
            <text:p>144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305" calcext:value-type="float">
            <text:p>263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050" calcext:value-type="float">
            <text:p>2205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394" calcext:value-type="float">
            <text:p>2539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747" calcext:value-type="float">
            <text:p>1974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195" calcext:value-type="float">
            <text:p>2319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695" calcext:value-type="float">
            <text:p>21695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934" calcext:value-type="float">
            <text:p>1393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337" calcext:value-type="float">
            <text:p>1333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190" calcext:value-type="float">
            <text:p>271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657" calcext:value-type="float">
            <text:p>286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713" calcext:value-type="float">
            <text:p>2171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752" calcext:value-type="float">
            <text:p>2175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273" calcext:value-type="float">
            <text:p>2727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719" calcext:value-type="float">
            <text:p>227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042" calcext:value-type="float">
            <text:p>2204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451" calcext:value-type="float">
            <text:p>214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0754" calcext:value-type="float">
            <text:p>2075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153" calcext:value-type="float">
            <text:p>121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6895" calcext:value-type="float">
            <text:p>168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728" calcext:value-type="float">
            <text:p>267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090" calcext:value-type="float">
            <text:p>1109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862" calcext:value-type="float">
            <text:p>158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495" calcext:value-type="float">
            <text:p>2649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823" calcext:value-type="float">
            <text:p>1182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49" calcext:value-type="float">
            <text:p>2344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59" calcext:value-type="float">
            <text:p>2345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543" calcext:value-type="float">
            <text:p>1954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914" calcext:value-type="float">
            <text:p>1491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033" calcext:value-type="float">
            <text:p>120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941" calcext:value-type="float">
            <text:p>119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389" calcext:value-type="float">
            <text:p>1438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050" calcext:value-type="float">
            <text:p>180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856" calcext:value-type="float">
            <text:p>198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663" calcext:value-type="float">
            <text:p>1166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740" calcext:value-type="float">
            <text:p>2774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455" calcext:value-type="float">
            <text:p>2345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292" calcext:value-type="float">
            <text:p>152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587" calcext:value-type="float">
            <text:p>2158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513" calcext:value-type="float">
            <text:p>2351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4322" calcext:value-type="float">
            <text:p>2432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298" calcext:value-type="float">
            <text:p>2629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419" calcext:value-type="float">
            <text:p>254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343" calcext:value-type="float">
            <text:p>1334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303" calcext:value-type="float">
            <text:p>1130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693" calcext:value-type="float">
            <text:p>216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056" calcext:value-type="float">
            <text:p>2805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788" calcext:value-type="float">
            <text:p>1178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296" calcext:value-type="float">
            <text:p>2229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5319" calcext:value-type="float">
            <text:p>1531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654" calcext:value-type="float">
            <text:p>176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4662" calcext:value-type="float">
            <text:p>1466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7541" calcext:value-type="float">
            <text:p>175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3886" calcext:value-type="float">
            <text:p>1388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073" calcext:value-type="float">
            <text:p>130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1940" calcext:value-type="float">
            <text:p>2194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196" calcext:value-type="float">
            <text:p>2019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491" calcext:value-type="float">
            <text:p>2349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651" calcext:value-type="float">
            <text:p>166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813" calcext:value-type="float">
            <text:p>1681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007" calcext:value-type="float">
            <text:p>1600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7434" calcext:value-type="float">
            <text:p>274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756" calcext:value-type="float">
            <text:p>277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818" calcext:value-type="float">
            <text:p>2381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012" calcext:value-type="float">
            <text:p>1901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329" calcext:value-type="float">
            <text:p>183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037" calcext:value-type="float">
            <text:p>29037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6576" calcext:value-type="float">
            <text:p>265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192" calcext:value-type="float">
            <text:p>121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887" calcext:value-type="float">
            <text:p>1488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734" calcext:value-type="float">
            <text:p>1173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462" calcext:value-type="float">
            <text:p>1746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659" calcext:value-type="float">
            <text:p>2065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004" calcext:value-type="float">
            <text:p>2800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741" calcext:value-type="float">
            <text:p>197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450" calcext:value-type="float">
            <text:p>1745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337" calcext:value-type="float">
            <text:p>1733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594" calcext:value-type="float">
            <text:p>1859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5982" calcext:value-type="float">
            <text:p>15982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10000" calcext:value-type="float">
            <text:p>$11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8625" calcext:value-type="float">
            <text:p>286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69" calcext:value-type="float">
            <text:p>1126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30000" calcext:value-type="float">
            <text:p>$13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148" calcext:value-type="float">
            <text:p>25148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920" calcext:value-type="float">
            <text:p>1392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50000" calcext:value-type="float">
            <text:p>$5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704" calcext:value-type="float">
            <text:p>237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972" calcext:value-type="float">
            <text:p>289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730" calcext:value-type="float">
            <text:p>2273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9134" calcext:value-type="float">
            <text:p>2913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4332" calcext:value-type="float">
            <text:p>143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117" calcext:value-type="float">
            <text:p>191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864" calcext:value-type="float">
            <text:p>2286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292" calcext:value-type="float">
            <text:p>1129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50000" calcext:value-type="float">
            <text:p>$15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466" calcext:value-type="float">
            <text:p>13466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3731" calcext:value-type="float">
            <text:p>23731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8672" calcext:value-type="float">
            <text:p>286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1809" calcext:value-type="float">
            <text:p>1180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664" calcext:value-type="float">
            <text:p>196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121" calcext:value-type="float">
            <text:p>121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280" calcext:value-type="float">
            <text:p>1928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20000" calcext:value-type="float">
            <text:p>$1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2173" calcext:value-type="float">
            <text:p>221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697" calcext:value-type="float">
            <text:p>126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90000" calcext:value-type="float">
            <text:p>$9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1434" calcext:value-type="float">
            <text:p>11434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70000" calcext:value-type="float">
            <text:p>$1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5323" calcext:value-type="float">
            <text:p>25323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542" calcext:value-type="float">
            <text:p>235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60000" calcext:value-type="float">
            <text:p>$6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870" calcext:value-type="float">
            <text:p>2087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3316" calcext:value-type="float">
            <text:p>2331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2610" calcext:value-type="float">
            <text:p>1261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183" calcext:value-type="float">
            <text:p>271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940" calcext:value-type="float">
            <text:p>2594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5598" calcext:value-type="float">
            <text:p>2559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1564" calcext:value-type="float">
            <text:p>215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9193" calcext:value-type="float">
            <text:p>1919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6412" calcext:value-type="float">
            <text:p>2641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7184" calcext:value-type="float">
            <text:p>271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40000" calcext:value-type="float">
            <text:p>$4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2590" calcext:value-type="float">
            <text:p>1259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7841" calcext:value-type="float">
            <text:p>1784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30000" calcext:value-type="float">
            <text:p>$3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8283" calcext:value-type="float">
            <text:p>1828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100000" calcext:value-type="float">
            <text:p>$10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299" calcext:value-type="float">
            <text:p>18299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70000" calcext:value-type="float">
            <text:p>$70,00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6466" calcext:value-type="float">
            <text:p>1646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19273" calcext:value-type="float">
            <text:p>1927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22400" calcext:value-type="float">
            <text:p>22400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2" office:value-type="float" office:value="10000" calcext:value-type="float">
            <text:p>$1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table:style-name="ce1" office:value-type="float" office:value="20942" calcext:value-type="float">
            <text:p>209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2" office:value-type="float" office:value="20000" calcext:value-type="float">
            <text:p>$20,00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1" office:value-type="float" office:value="18484" calcext:value-type="float">
            <text:p>1848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2" office:value-type="float" office:value="80000" calcext:value-type="float">
            <text:p>$80,000.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3" table:number-rows-repeated="1047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vot Table 1" table:style-name="ta2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3" table:number-columns-repeated="1014" table:default-cell-style-name="Default"/>
        <table:table-row table:style-name="ro1">
          <table:table-cell table:style-name="Pivot_20_Table_20_Field" office:value-type="string" calcext:value-type="string">
            <text:p>Age</text:p>
          </table:table-cell>
          <table:table-cell table:style-name="ce10" office:value-type="string" calcext:value-type="string">
            <text:p>- all -</text:p>
          </table:table-cell>
          <table:table-cell table:number-columns-repeated="1022"/>
        </table:table-row>
        <table:table-row table:style-name="ro1">
          <table:table-cell table:style-name="Pivot_20_Table_20_Field" office:value-type="string" calcext:value-type="string">
            <text:p>Education</text:p>
          </table:table-cell>
          <table:table-cell table:style-name="ce10" office:value-type="string" calcext:value-type="string">
            <text:p>- all 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1" office:value-type="string" calcext:value-type="string">
            <text:p>Marital Status</text:p>
          </table:table-cell>
          <table:table-cell table:style-name="ce11" office:value-type="string" calcext:value-type="string">
            <text:p>Data</text:p>
          </table:table-cell>
          <table:table-cell table:style-name="ce24" table:number-columns-repeated="6"/>
          <table:table-cell table:style-name="ce36"/>
          <table:table-cell table:number-columns-repeated="1014"/>
        </table:table-row>
        <table:table-row table:style-name="ro1">
          <table:table-cell table:style-name="ce5"/>
          <table:table-cell table:style-name="ce12" office:value-type="string" calcext:value-type="string">
            <text:p>M</text:p>
          </table:table-cell>
          <table:table-cell table:style-name="ce18" table:number-columns-repeated="2"/>
          <table:table-cell table:style-name="ce18" office:value-type="string" calcext:value-type="string">
            <text:p>S</text:p>
          </table:table-cell>
          <table:table-cell table:style-name="ce18" table:number-columns-repeated="2"/>
          <table:table-cell table:style-name="ce29" office:value-type="string" calcext:value-type="string">
            <text:p>Total Count - Home Owner</text:p>
          </table:table-cell>
          <table:table-cell table:style-name="ce29" office:value-type="string" calcext:value-type="string">
            <text:p>Total Sum - Cars</text:p>
          </table:table-cell>
          <table:table-cell table:style-name="ce37" office:value-type="string" calcext:value-type="string">
            <text:p>Total Count - Purchased Bik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egion</text:p>
          </table:table-cell>
          <table:table-cell table:style-name="ce13" office:value-type="string" calcext:value-type="string">
            <text:p>Count - Home Owner</text:p>
          </table:table-cell>
          <table:table-cell table:style-name="ce19" office:value-type="string" calcext:value-type="string">
            <text:p>Sum - Cars</text:p>
          </table:table-cell>
          <table:table-cell table:style-name="ce19" office:value-type="string" calcext:value-type="string">
            <text:p>Count - Purchased Bike</text:p>
          </table:table-cell>
          <table:table-cell table:style-name="ce19" office:value-type="string" calcext:value-type="string">
            <text:p>Count - Home Owner</text:p>
          </table:table-cell>
          <table:table-cell table:style-name="ce19" office:value-type="string" calcext:value-type="string">
            <text:p>Sum - Cars</text:p>
          </table:table-cell>
          <table:table-cell table:style-name="ce19" office:value-type="string" calcext:value-type="string">
            <text:p>Count - Purchased Bike</text:p>
          </table:table-cell>
          <table:table-cell table:style-name="ce30" table:number-columns-repeated="2"/>
          <table: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Europe</text:p>
          </table:table-cell>
          <table:table-cell table:style-name="ce14" office:value-type="float" office:value="154" calcext:value-type="float">
            <text:p>154</text:p>
          </table:table-cell>
          <table:table-cell table:style-name="ce20" office:value-type="float" office:value="153" calcext:value-type="float">
            <text:p>153</text:p>
          </table:table-cell>
          <table:table-cell table:style-name="ce25" office:value-type="float" office:value="154" calcext:value-type="float">
            <text:p>154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62" calcext:value-type="float">
            <text:p>162</text:p>
          </table:table-cell>
          <table:table-cell table:style-name="ce31" office:value-type="float" office:value="316" calcext:value-type="float">
            <text:p>316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316" calcext:value-type="float">
            <text:p>316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North America</text:p>
          </table:table-cell>
          <table:table-cell table:style-name="ce15" office:value-type="float" office:value="297" calcext:value-type="float">
            <text:p>297</text:p>
          </table:table-cell>
          <table:table-cell table:style-name="ce21" office:value-type="float" office:value="447" calcext:value-type="float">
            <text:p>447</text:p>
          </table:table-cell>
          <table:table-cell table:style-name="ce26" office:value-type="float" office:value="297" calcext:value-type="float">
            <text:p>297</text:p>
          </table:table-cell>
          <table:table-cell table:style-name="ce21" office:value-type="float" office:value="211" calcext:value-type="float">
            <text:p>211</text:p>
          </table:table-cell>
          <table:table-cell table:style-name="ce21" office:value-type="float" office:value="321" calcext:value-type="float">
            <text:p>321</text:p>
          </table:table-cell>
          <table:table-cell table:style-name="ce21" office:value-type="float" office:value="211" calcext:value-type="float">
            <text:p>211</text:p>
          </table:table-cell>
          <table:table-cell table:style-name="ce32" office:value-type="float" office:value="508" calcext:value-type="float">
            <text:p>508</text:p>
          </table:table-cell>
          <table:table-cell table:style-name="ce35" office:value-type="float" office:value="768" calcext:value-type="float">
            <text:p>768</text:p>
          </table:table-cell>
          <table:table-cell table:style-name="ce40" office:value-type="float" office:value="508" calcext:value-type="float">
            <text:p>50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Pacific</text:p>
          </table:table-cell>
          <table:table-cell table:style-name="ce16" office:value-type="float" office:value="98" calcext:value-type="float">
            <text:p>98</text:p>
          </table:table-cell>
          <table:table-cell table:style-name="ce22" office:value-type="float" office:value="177" calcext:value-type="float">
            <text:p>177</text:p>
          </table:table-cell>
          <table:table-cell table:style-name="ce27" office:value-type="float" office:value="98" calcext:value-type="float">
            <text:p>98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202" calcext:value-type="float">
            <text:p>202</text:p>
          </table:table-cell>
          <table:table-cell table:style-name="ce21" office:value-type="float" office:value="104" calcext:value-type="float">
            <text:p>104</text:p>
          </table:table-cell>
          <table:table-cell table:style-name="ce33" office:value-type="float" office:value="202" calcext:value-type="float">
            <text:p>202</text:p>
          </table:table-cell>
          <table:table-cell table:style-name="ce35" office:value-type="float" office:value="379" calcext:value-type="float">
            <text:p>379</text:p>
          </table:table-cell>
          <table:table-cell table:style-name="ce41" office:value-type="float" office:value="202" calcext:value-type="float">
            <text:p>202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Total Result</text:p>
          </table:table-cell>
          <table:table-cell table:style-name="ce17" office:value-type="float" office:value="549" calcext:value-type="float">
            <text:p>549</text:p>
          </table:table-cell>
          <table:table-cell table:style-name="ce23" office:value-type="float" office:value="777" calcext:value-type="float">
            <text:p>777</text:p>
          </table:table-cell>
          <table:table-cell table:style-name="ce28" office:value-type="float" office:value="549" calcext:value-type="float">
            <text:p>549</text:p>
          </table:table-cell>
          <table:table-cell table:style-name="ce17" office:value-type="float" office:value="477" calcext:value-type="float">
            <text:p>477</text:p>
          </table:table-cell>
          <table:table-cell table:style-name="ce23" office:value-type="float" office:value="698" calcext:value-type="float">
            <text:p>698</text:p>
          </table:table-cell>
          <table:table-cell table:style-name="ce28" office:value-type="float" office:value="477" calcext:value-type="float">
            <text:p>477</text:p>
          </table:table-cell>
          <table:table-cell table:style-name="ce34" office:value-type="float" office:value="1026" calcext:value-type="float">
            <text:p>1026</text:p>
          </table:table-cell>
          <table:table-cell table:style-name="ce34" office:value-type="float" office:value="1475" calcext:value-type="float">
            <text:p>1475</text:p>
          </table:table-cell>
          <table:table-cell table:style-name="ce42" office:value-type="float" office:value="1026" calcext:value-type="float">
            <text:p>1026</text:p>
          </table:table-cell>
          <table:table-cell table:number-columns-repeated="101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>
            <draw:frame table:end-cell-address="'Pivot Table 1'.K42" table:end-x="37.25pt" table:end-y="0.74pt" draw:z-index="0" draw:name="Chart 1" draw:style-name="gr1" draw:text-style-name="P1" svg:width="449.97pt" svg:height="278.22pt" svg:x="0pt" svg:y="7.51pt">
              <draw:object draw:notify-on-update-of-ranges="'Pivot Table 1'.A2:'Pivot Table 1'.A5 'Pivot Table 1'.B1:'Pivot Table 1'.B1 'Pivot Table 1'.B2:'Pivot Table 1'.B5 'Pivot Table 1'.B1:'Pivot Table 1'.B1 'Pivot Table 1'.B2:'Pivot Table 1'.B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>
            <draw:frame table:end-cell-address="'Pivot Table 1'.R42" table:end-x="77.7pt" table:end-y="0.74pt" draw:z-index="1" draw:name="Chart 2" draw:style-name="gr1" draw:text-style-name="P1" svg:width="449.97pt" svg:height="278.22pt" svg:x="28.49pt" svg:y="7.51pt">
              <draw:object draw:notify-on-update-of-ranges="'Pivot Table 1'.A2:'Pivot Table 1'.A5 'Pivot Table 1'.B1:'Pivot Table 1'.B1 'Pivot Table 1'.B2:'Pivot Table 1'.B5 'Pivot Table 1'.C1:'Pivot Table 1'.C1 'Pivot Table 1'.C2:'Pivot Table 1'.C5 'Pivot Table 1'.B1:'Pivot Table 1'.B1 'Pivot Table 1'.B2:'Pivot Table 1'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2"/>
          <table:table-cell table:style-name="ce43" office:value-type="string" calcext:value-type="string">
            <text:p>[</text:p>
          </table:table-cell>
          <table:table-cell table:number-columns-repeated="100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bike_buyers.A1:bike_buyers.M1027"/>
      </table:database-ranges>
      <table:data-pilot-tables>
        <table:data-pilot-table table:name="Pivot Table 1" table:application-data="" table:target-range-address="'Pivot Table 1'.A1:'Pivot Table 1'.J10" table:buttons="'Pivot Table 1'.A1 'Pivot Table 1'.A2 'Pivot Table 1'.A6 'Pivot Table 1'.B4 'Pivot Table 1'.C4" table:show-filter-button="false">
          <table:source-cell-range table:cell-range-address="bike_buyers.A1:bike_buyers.M1027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$40,000.00" table:display="true" table:show-details="true"/>
                <table:data-pilot-member table:name="$30,000.00" table:display="true" table:show-details="true"/>
                <table:data-pilot-member table:name="$80,000.00" table:display="true" table:show-details="true"/>
                <table:data-pilot-member table:name="$70,000.00" table:display="true" table:show-details="true"/>
                <table:data-pilot-member table:name="$10,000.00" table:display="true" table:show-details="true"/>
                <table:data-pilot-member table:name="$160,000.00" table:display="true" table:show-details="true"/>
                <table:data-pilot-member table:name="$20,000.00" table:display="true" table:show-details="true"/>
                <table:data-pilot-member table:name="$120,000.00" table:display="true" table:show-details="true"/>
                <table:data-pilot-member table:name="$90,000.00" table:display="true" table:show-details="true"/>
                <table:data-pilot-member table:name="$170,000.00" table:display="true" table:show-details="true"/>
                <table:data-pilot-member table:name="$60,000.00" table:display="true" table:show-details="true"/>
                <table:data-pilot-member table:name="$100,000.00" table:display="true" table:show-details="true"/>
                <table:data-pilot-member table:name="$130,000.00" table:display="true" table:show-details="true"/>
                <table:data-pilot-member table:name="$150,000.00" table:display="true" table:show-details="true"/>
                <table:data-pilot-member table:name="$50,000.00" table:display="true" table:show-details="true"/>
                <table:data-pilot-member table:name="$110,000.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true" table:show-details="true"/>
                <table:data-pilot-member table:name="North America" table:display="true" table:show-details="true"/>
                <table:data-pilot-member table:name="Pacific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" table:display="true" table:show-details="true"/>
                <table:data-pilot-member table:name="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Age" table:orientation="page" table:used-hierarchy="-1" table:function="auto" loext:ignore-selected-page="true" table:selected-page="42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2" table:display="true" table:show-details="true"/>
                <table:data-pilot-member table:name="43" table:display="true" table:show-details="true"/>
                <table:data-pilot-member table:name="60" table:display="true" table:show-details="true"/>
                <table:data-pilot-member table:name="41" table:display="true" table:show-details="true"/>
                <table:data-pilot-member table:name="36" table:display="true" table:show-details="true"/>
                <table:data-pilot-member table:name="50" table:display="true" table:show-details="true"/>
                <table:data-pilot-member table:name="33" table:display="true" table:show-details="true"/>
                <table:data-pilot-member table:name="58" table:display="true" table:show-details="true"/>
                <table:data-pilot-member table:name="40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35" table:display="true" table:show-details="true"/>
                <table:data-pilot-member table:name="45" table:display="true" table:show-details="true"/>
                <table:data-pilot-member table:name="38" table:display="true" table:show-details="true"/>
                <table:data-pilot-member table:name="59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34" table:display="true" table:show-details="true"/>
                <table:data-pilot-member table:name="63" table:display="true" table:show-details="true"/>
                <table:data-pilot-member table:name="29" table:display="true" table:show-details="true"/>
                <table:data-pilot-member table:name="44" table:display="true" table:show-details="true"/>
                <table:data-pilot-member table:name="32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62" table:display="true" table:show-details="true"/>
                <table:data-pilot-member table:name="30" table:display="true" table:show-details="true"/>
                <table:data-pilot-member table:name="28" table:display="true" table:show-details="true"/>
                <table:data-pilot-member table:name="65" table:display="true" table:show-details="true"/>
                <table:data-pilot-member table:name="48" table:display="true" table:show-details="true"/>
                <table:data-pilot-member table:name="66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39" table:display="true" table:show-details="true"/>
                <table:data-pilot-member table:name="61" table:display="true" table:show-details="true"/>
                <table:data-pilot-member table:name="37" table:display="true" table:show-details="true"/>
                <table:data-pilot-member table:name="68" table:display="true" table:show-details="true"/>
                <table:data-pilot-member table:name="51" table:display="true" table:show-details="true"/>
                <table:data-pilot-member table:name="25" table:display="true" table:show-details="true"/>
                <table:data-pilot-member table:name="49" table:display="true" table:show-details="true"/>
                <table:data-pilot-member table:name="53" table:display="true" table:show-details="true"/>
                <table:data-pilot-member table:name="27" table:display="true" table:show-details="true"/>
                <table:data-pilot-member table:name="67" table:display="true" table:show-details="true"/>
                <table:data-pilot-member table:name="57" table:display="true" table:show-details="true"/>
                <table:data-pilot-member table:name="70" table:display="true" table:show-details="true"/>
                <table:data-pilot-member table:name="78" table:display="true" table:show-details="true"/>
                <table:data-pilot-member table:name="69" table:display="true" table:show-details="true"/>
                <table:data-pilot-member table:name="64" table:display="true" table:show-details="true"/>
                <table:data-pilot-member table:name="89" table:display="true" table:show-details="true"/>
                <table:data-pilot-member table:name="8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page" table:used-hierarchy="-1" table:function="auto" loext:ignore-selected-page="true" table:selected-page="Bachelors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ke_5f_buyers" style:display-name="PageStyle_bike_bu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41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472c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ed7d31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432cm" svg:y="4.413cm" style:legend-expansion="high" chart:style-name="ch2"/>
        <chart:plot-area chart:style-name="ch3" table:cell-range-address="'Pivot Table 1'.A1:'Pivot Table 1'.B5" chart:data-source-has-labels="both" svg:x="1.324cm" svg:y="0.196cm" svg:width="12.791cm" svg:height="8.447cm">
          <chartooo:coordinate-region svg:x="1.875cm" svg:y="0.369cm" svg:width="12.24cm" svg:height="7.83cm"/>
          <chart:axis chart:dimension="x" chart:name="primary-x" chart:style-name="ch4" chartooo:axis-type="text">
            <chart:title svg:x="7.178cm" svg:y="8.839cm" chart:style-name="ch5">
              <text:p>Region</text:p>
            </chart:title>
            <chart:categories table:cell-range-address="'Pivot Table 1'.A2:'Pivot Table 1'.A5"/>
          </chart:axis>
          <chart:axis chart:dimension="y" chart:name="primary-y" chart:style-name="ch6">
            <chart:title svg:x="0.451cm" svg:y="6.375cm" chart:style-name="ch7">
              <text:p>COUNTA of Purchased Bike</text:p>
            </chart:title>
            <chart:grid chart:style-name="ch8" chart:class="major"/>
          </chart:axis>
          <chart:series chart:style-name="ch9" chart:values-cell-range-address="'Pivot Table 1'.B2:'Pivot Table 1'.B5" chart:label-cell-address="'Pivot Table 1'.B1:'Pivot Table 1'.B1" chart:class="chart:bar">
            <chart:data-point chart:repeated="4"/>
          </chart:series>
          <chart:series chart:style-name="ch10" chart:values-cell-range-address="'Pivot Table 1'.B2:'Pivot Table 1'.B5" chart:label-cell-address="'Pivot Table 1'.B1:'Pivot Table 1'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 all -</text:p>
                <draw:g>
                  <svg:desc>'Pivot Table 1'.B1:'Pivot Table 1'.B1</svg:desc>
                </draw:g>
              </table:table-cell>
              <table:table-cell office:value-type="string">
                <text:p>- all -</text:p>
                <draw:g>
                  <svg:desc>'Pivot Table 1'.B1:'Pivot Table 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cation</text:p>
                <draw:g>
                  <svg:desc>'Pivot Table 1'.A2:'Pivot Table 1'.A5</svg:desc>
                </draw:g>
              </table:table-cell>
              <table:table-cell office:value-type="float" office:value="NaN">
                <text:p>NaN</text:p>
                <draw:g>
                  <svg:desc>'Pivot Table 1'.B2:'Pivot Table 1'.B5</svg:desc>
                </draw:g>
              </table:table-cell>
              <table:table-cell office:value-type="float" office:value="NaN">
                <text:p>NaN</text:p>
                <draw:g>
                  <svg:desc>'Pivot Table 1'.B2:'Pivot Table 1'.B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a5a5a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71cm" svg:y="4.19cm" style:legend-expansion="high" chart:style-name="ch2"/>
        <chart:plot-area chart:style-name="ch3" table:cell-range-address="'Pivot Table 1'.A1:'Pivot Table 1'.C5" chart:data-source-has-labels="both" svg:x="1.324cm" svg:y="0.196cm" svg:width="12.13cm" svg:height="9.424cm">
          <chartooo:coordinate-region svg:x="2.801cm" svg:y="0.196cm" svg:width="10.559cm" svg:height="8.98cm"/>
          <chart:axis chart:dimension="x" chart:name="primary-x" chart:style-name="ch4" chartooo:axis-type="text">
            <chart:title svg:x="0.451cm" svg:y="5.449cm" chart:style-name="ch5">
              <text:p>Region</text:p>
            </chart:title>
            <chart:categories table:cell-range-address="'Pivot Table 1'.A2:'Pivot Table 1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 1'.B2:'Pivot Table 1'.B5" chart:label-cell-address="'Pivot Table 1'.B1:'Pivot Table 1'.B1" chart:class="chart:bar">
            <chart:data-point chart:repeated="4"/>
          </chart:series>
          <chart:series chart:style-name="ch9" chart:values-cell-range-address="'Pivot Table 1'.C2:'Pivot Table 1'.C5" chart:label-cell-address="'Pivot Table 1'.C1:'Pivot Table 1'.C1" chart:class="chart:bar">
            <chart:data-point chart:repeated="4"/>
          </chart:series>
          <chart:series chart:style-name="ch10" chart:values-cell-range-address="'Pivot Table 1'.B2:'Pivot Table 1'.B5" chart:label-cell-address="'Pivot Table 1'.B1:'Pivot Table 1'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 all -</text:p>
                <draw:g>
                  <svg:desc>'Pivot Table 1'.B1:'Pivot Table 1'.B1</svg:desc>
                </draw:g>
              </table:table-cell>
              <table:table-cell office:value-type="string">
                <text:p/>
                <draw:g>
                  <svg:desc>'Pivot Table 1'.C1:'Pivot Table 1'.C1</svg:desc>
                </draw:g>
              </table:table-cell>
              <table:table-cell office:value-type="string">
                <text:p>- all -</text:p>
                <draw:g>
                  <svg:desc>'Pivot Table 1'.B1:'Pivot Table 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cation</text:p>
                <draw:g>
                  <svg:desc>'Pivot Table 1'.A2:'Pivot Table 1'.A5</svg:desc>
                </draw:g>
              </table:table-cell>
              <table:table-cell office:value-type="float" office:value="NaN">
                <text:p>NaN</text:p>
                <draw:g>
                  <svg:desc>'Pivot Table 1'.B2:'Pivot Table 1'.B5</svg:desc>
                </draw:g>
              </table:table-cell>
              <table:table-cell office:value-type="float" office:value="NaN">
                <text:p>NaN</text:p>
                <draw:g>
                  <svg:desc>'Pivot Table 1'.C2:'Pivot Table 1'.C5</svg:desc>
                </draw:g>
              </table:table-cell>
              <table:table-cell office:value-type="float" office:value="NaN">
                <text:p>NaN</text:p>
                <draw:g>
                  <svg:desc>'Pivot Table 1'.B2:'Pivot Table 1'.B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